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____ Software</text:p>
            </table:table-cell>
            <table:table-cell table:style-name="Table1.A1" office:value-type="string">
              <text:p text:style-name="P1">Ben Minerds</text:p>
            </table:table-cell>
          </table:table-row>
        </table:table-header-rows>
        <table:table-row>
          <table:table-cell table:style-name="Table1.A1" office:value-type="string">
            <text:p text:style-name="Table_20_Contents">Level _____ _____ St</text:p>
          </table:table-cell>
          <table:table-cell table:style-name="Table1.A1" office:value-type="string">
            <text:p text:style-name="P2">47 Sages Rd</text:p>
          </table:table-cell>
        </table:table-row>
        <table:table-row>
          <table:table-cell table:style-name="Table1.A1" office:value-type="string">
            <text:p text:style-name="Table_20_Contents">Melbourne</text:p>
          </table:table-cell>
          <table:table-cell table:style-name="Table1.A1" office:value-type="string">
            <text:p text:style-name="P2">Glenroy, VIC 3046</text:p>
          </table:table-cell>
        </table:table-row>
        <table:table-row>
          <table:table-cell table:style-name="Table1.A1" office:value-type="string">
            <text:p text:style-name="Table_20_Contents">VIC 3000</text:p>
          </table:table-cell>
          <table:table-cell table:style-name="Table1.A1" office:value-type="string">
            <text:p text:style-name="P2">PH: +61 419 390 496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">PuZZleDucK@gmail.com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">February 01, 2017</text:p>
          </table:table-cell>
        </table:table-row>
      </table:table>
      <text:p text:style-name="First_20_paragraph">To whom it may concern,</text:p>
      <text:p text:style-name="Text_20_body">I am applying for the position of _____ as published _____.</text:p>
      <text:p text:style-name="Text_20_body">Please find enclosed my resume for your consideration. In my resume I will demonstrate why I would be a valuable asset to _____ and outline my technical knowledge, social skills and how they can be applied to the position.</text:p>
      <text:p text:style-name="Text_20_body">In the role of _____ I look forward to making a positive contribution in improving the quality of our code. In particular I refer to my demonstrated capability to _____.</text:p>
      <text:p text:style-name="Text_20_body">Having ____ I believe I will be comfortable and helpful working in _____ at _____.</text:p>
      <text:p text:style-name="Text_20_body">I look forward to hearing from you soon.</text:p>
      <text:p text:style-name="Text_20_body">Yours sincerely,</text:p>
      <text:p text:style-name="Text_20_body">Ben Mine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